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85c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4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3">
            <text:p>navbar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0">
            <text:p>body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2">
            <text:p>footer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table:style-name="ce1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20:16.120046851</meta:creation-date>
    <dc:date>2024-01-12T11:24:35.585005196</dc:date>
    <meta:editing-duration>PT4M20S</meta:editing-duration>
    <meta:editing-cycles>1</meta:editing-cycles>
    <meta:generator>LibreOffice/7.3.7.2$Linux_X86_64 LibreOffice_project/30$Build-2</meta:generator>
    <meta:document-statistic meta:table-count="1" meta:cell-count="3" meta:object-count="0"/>
  </office:meta>
</office:document-meta>
</file>